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75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98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9mm" fo:break-before="auto" style:use-optimal-row-height="false"/>
    </style:style>
    <style:style style:name="ro3" style:family="table-row">
      <style:table-row-properties style:row-height="17.36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_ändern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dmin ändern</text:p>
          </table:table-cell>
          <table:covered-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2"/>
          <table:table-cell table:style-name="ce2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4" office:value-type="string" calcext:value-type="string">
            <text:p>„Mustermann“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Ä11 gÄ21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Navigation zur Benutzerverwaltung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“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Ä11 gÄ21 gÄ31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1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Ä12 gÄ21 gÄ31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Nachnamen an. 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gÄ11 uÄ21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Ä11 uÄ22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Vornamen an. 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gÄ11 gÄ21 u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i“</text:p>
          </table:table-cell>
          <table:table-cell table:style-name="ce7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4" office:value-type="string" calcext:value-type="string">
            <text:p>„Max“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gÄ11 gÄ21 uÄ32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Bitte geben Sie einen Benutzernamen an.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“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Ä11 gÄ21 uÄ33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LisLich“</text:p>
          </table:table-cell>
          <table:table-cell table:style-name="ce8" office:value-type="string" calcext:value-type="string">
            <text:p>Dieser Benutzername existiert bereits. Bitte wählen Sie einen anderen.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2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, RegExp: "^[a-zA-ZÄÖÜäöü]{1,}(\w){5,}$"</text:p>
          </table:table-cell>
          <table:table-cell table:style-name="ce4" office:value-type="string" calcext:value-type="string">
            <text:p>„MaxMust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axi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3</text:p>
          </table:table-cell>
          <table:table-cell table:style-name="ce5" office:value-type="string" calcext:value-type="string">
            <text:p>Benutzername == bereits vorhandener Benutzername</text:p>
          </table:table-cell>
          <table:table-cell table:style-name="ce5" office:value-type="string" calcext:value-type="string">
            <text:p>„LisLich“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1:19:19.9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43:35.637000000</meta:creation-date>
    <dc:date>2018-11-27T11:21:50.312000000</dc:date>
    <meta:editing-duration>PT49M9S</meta:editing-duration>
    <meta:editing-cycles>5</meta:editing-cycles>
    <meta:generator>LibreOffice/5.3.7.2$Windows_X86_64 LibreOffice_project/6b8ed514a9f8b44d37a1b96673cbbdd077e24059</meta:generator>
    <meta:document-statistic meta:table-count="1" meta:cell-count="105" meta:object-count="0"/>
  </office:meta>
</office:document-meta>
</file>